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7"/>
    <style:style style:name="P2" style:family="paragraph" style:parent-style-name="Text_20_body" style:list-style-name="L8"/>
    <style:style style:name="P3" style:family="paragraph" style:parent-style-name="Text_20_body" style:list-style-name="L6"/>
    <style:style style:name="P4" style:family="paragraph" style:parent-style-name="Text_20_body" style:list-style-name="L7">
      <style:paragraph-properties fo:margin-top="0cm" fo:margin-bottom="0cm"/>
    </style:style>
    <style:style style:name="P5" style:family="paragraph" style:parent-style-name="Text_20_body" style:list-style-name="L8">
      <style:paragraph-properties fo:margin-top="0cm" fo:margin-bottom="0cm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T1" style:family="text">
      <style:text-properties fo:font-weight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Hub</text:p>
      <text:list xml:id="list37435488" text:style-name="L1">
        <text:list-item>
          <text:p text:style-name="P6">darmowy dla open source, możliwość płatnego utworzenia repozytorium prywatnego (między 7 a 21 $/na użytkownika miesięcznie</text:p>
        </text:list-item>
        <text:list-item>
          <text:p text:style-name="P6">Kontrola wersji przy pomocy Gita</text:p>
        </text:list-item>
        <text:list-item>
          <text:p text:style-name="P6">oferuje dostęp do </text:p>
        </text:list-item>
        <text:list-item>
          <text:p text:style-name="P6">zapewnia kontrolę dostępu</text:p>
        </text:list-item>
        <text:list-item>
          <text:p text:style-name="P6">dodatkowo bug tracking, feature request, task managment, wiki</text:p>
        </text:list-item>
        <text:list-item>
          <text:p text:style-name="P6">20 milionów użytkowników, <text:s/>57 milionów repozytoriów</text:p>
          <text:p text:style-name="P6"/>
        </text:list-item>
      </text:list>
      <text:p text:style-name="Standard">Google Code (aktualnie Google Developers)</text:p>
      <text:list xml:id="list37528241" text:style-name="L2">
        <text:list-item>
          <text:p text:style-name="P7">open source</text:p>
        </text:list-item>
        <text:list-item>
          <text:p text:style-name="P7">Pozwala na uruchamianie aplikacji na infrastrukturze Google.</text:p>
        </text:list-item>
        <text:list-item>
          <text:p text:style-name="P7">GPE umożliwia programistom Java na dostęp do chmury obliczeniowej</text:p>
        </text:list-item>
        <text:list-item>
          <text:p text:style-name="P7">System kontroli SVN, Mercurial i Git</text:p>
        </text:list-item>
        <text:list-item>
          <text:p text:style-name="P7">dokumentacja na wiki</text:p>
        </text:list-item>
        <text:list-item>
          <text:p text:style-name="P7">issue tracker</text:p>
        </text:list-item>
        <text:list-item>
          <text:p text:style-name="P7">limit projektów na osobę =25</text:p>
        </text:list-item>
        <text:list-item>
          <text:p text:style-name="P7"><text:s/></text:p>
        </text:list-item>
      </text:list>
      <text:p text:style-name="Standard"/>
      <text:p text:style-name="Standard">SourceForge</text:p>
      <text:list xml:id="list37564757" text:style-name="L3">
        <text:list-item>
          <text:p text:style-name="P8">open source</text:p>
        </text:list-item>
        <text:list-item>
          <text:p text:style-name="P8">Zapewnia systemy kontroli takie jak CVS, SVN, Bazaar, Git, Mercurial</text:p>
        </text:list-item>
        <text:list-item>
          <text:p text:style-name="P8">Zawiera wiki projektów</text:p>
        </text:list-item>
        <text:list-item>
          <text:p text:style-name="P8">Dostęp do baz danych MySQL</text:p>
        </text:list-item>
        <text:list-item>
          <text:p text:style-name="P8">dodatkowy plus – najpopularniejszy system </text:p>
        </text:list-item>
      </text:list>
      <text:p text:style-name="Standard"/>
      <text:p text:style-name="Standard">CodePlex</text:p>
      <text:list xml:id="list37558611" text:style-name="L4">
        <text:list-item>
          <text:p text:style-name="P9">open source, wspierany przez Microsoft, zostanie zamknięty 17 grudnia 2017</text:p>
        </text:list-item>
      </text:list>
      <text:p text:style-name="Standard"/>
      <text:p text:style-name="Standard"><text:tab/>CodePlex zawiera następujące funkcje:</text:p>
      <text:list xml:id="list37666894" text:style-name="L7">
        <text:list-item>
          <text:p text:style-name="P4">Kontrola kodu źródłowego</text:p>
        </text:list-item>
        <text:list-item>
          <text:p text:style-name="P4">Dyskusje nad projektami</text:p>
        </text:list-item>
        <text:list-item>
          <text:p text:style-name="P4">Wiki </text:p>
        </text:list-item>
        <text:list-item>
          <text:p text:style-name="P4">Śledzenie funkcjonalności/błędów</text:p>
        </text:list-item>
        <text:list-item>
          <text:p text:style-name="P4">Release Downloads </text:p>
        </text:list-item>
        <text:list-item>
          <text:p text:style-name="P1">Zbieranie nowości w jednym miejscu? (News Feed Aggregation)</text:p>
        </text:list-item>
        <text:list-item>
          <text:p text:style-name="P1">Kontrola wersji Mercurial, RFS, SVN, Git</text:p>
        </text:list-item>
      </text:list>
      <text:p text:style-name="Standard"/>
      <text:p text:style-name="Standard">Assembla</text:p>
      <text:list xml:id="list37594776" text:style-name="L5">
        <text:list-item>
          <text:p text:style-name="P10">do użytku komercyjnego (od 13.29 do 32.20$ na użytkownika miesięcznie)</text:p>
        </text:list-item>
      </text:list>
      <text:list xml:id="list37604155" text:style-name="L6">
        <text:list-item>
          <text:p text:style-name="P11">kontrola wersji ECVC (w chmurze), SVN</text:p>
        </text:list-item>
        <text:list-item>
          <text:p text:style-name="P3"><text:bookmark text:name="hs_cos_wrapper_post_body"/><text:span text:style-name="T1">SVN Merge Requests</text:span></text:p>
        </text:list-item>
        <text:list-item text:style-override="L8">
          <text:p text:style-name="P5"><text:span text:style-name="T1">Real-time code search <text:s/>– natychmiastowe znajdowanie funkcji</text:span></text:p>
        </text:list-item>
        <text:list-item text:style-override="L8">
          <text:p text:style-name="P5"><text:span text:style-name="T1">współpraca via code review</text:span> </text:p>
        </text:list-item>
        <text:list-item text:style-override="L8">
          <text:p text:style-name="P5">edycja kodu w czasie cyklu produkcyjnego (workflow)</text:p>
        </text:list-item>
        <text:list-item text:style-override="L8">
          <text:p text:style-name="P5"><text:span text:style-name="T1">Code blame auditing to quickly root cause any bug</text:span> </text:p>
        </text:list-item>
        <text:list-item text:style-override="L8">
          <text:p text:style-name="P5">Kontrola kto może commitowac itp.</text:p>
        </text:list-item>
        <text:list-item text:style-override="L8">
          <text:p text:style-name="P2"><text:span text:style-name="T1">integracja chmury z JIRA, Slack, Trello, Amazon </text:span></text:p>
        </text:list-item>
      </text:list>
      <text:p text:style-name="Standard"><text:soft-page-break/>Dla projektów opensource – GitHub, największa baza użytkowników = największy feedback, poza tym porównywalne funkcje do SourceForge czy google code. Ponadto, zgodnie z rankingami użytkowników jest najprostszy i najbardziej intuicyjny w obsłudze</text:p>
      <text:p text:style-name="Standard"/>
      <text:p text:style-name="Standard">Dla projektów komercyjnych – Assembla, poza funkcjami oferowanymi przez płatną wersję GitHuba pozwala na użycie ECV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M43S</meta:editing-duration>
    <meta:editing-cycles>21</meta:editing-cycles>
    <meta:generator>OpenOffice.org/3.3$Win32 OpenOffice.org_project/330m20$Build-9567</meta:generator>
    <dc:date>2017-11-28T18:26:14.46</dc:date>
    <dc:creator>AK </dc:creator>
    <meta:document-statistic meta:table-count="0" meta:image-count="0" meta:object-count="0" meta:page-count="2" meta:paragraph-count="44" meta:word-count="290" meta:character-count="1890"/>
    <meta:user-defined meta:name="Info 1"/>
    <meta:user-defined meta:name="Info 2"/>
    <meta:user-defined meta:name="Info 3"/>
    <meta:user-defined meta:name="Info 4"/>
  </office:meta>
</office:document-meta>
</file>